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13970">
            <text:p>GX-13970</text:p>
          </table:table-cell>
          <table:table-cell office:value-type="float" office:value="43.99">
            <text:p>43.99</text:p>
          </table:table-cell>
          <table:table-cell office:value-type="float" office:value="-59.89">
            <text:p>-59.89</text:p>
          </table:table-cell>
          <table:table-cell office:value-type="float" office:value="8100.0">
            <text:p>8100.0</text:p>
          </table:table-cell>
          <table:table-cell office:value-type="float" office:value="235.0">
            <text:p>2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5.1">
            <text:p>-35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Etal1989,VacchiEtal2018">
            <text:p>ScottEtal1989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13969">
            <text:p>GX-13969</text:p>
          </table:table-cell>
          <table:table-cell office:value-type="float" office:value="43.99">
            <text:p>43.99</text:p>
          </table:table-cell>
          <table:table-cell office:value-type="float" office:value="-59.89">
            <text:p>-59.89</text:p>
          </table:table-cell>
          <table:table-cell office:value-type="float" office:value="8465.0">
            <text:p>8465.0</text:p>
          </table:table-cell>
          <table:table-cell office:value-type="float" office:value="330.0">
            <text:p>330.0</text:p>
          </table:table-cell>
          <table:table-cell office:value-type="string" office:value="organics/sand">
            <text:p>organics/sa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2.3">
            <text:p>-32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Etal1989,VacchiEtal2018">
            <text:p>ScottEtal1989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13485">
            <text:p>GX-13485</text:p>
          </table:table-cell>
          <table:table-cell office:value-type="float" office:value="44.01">
            <text:p>44.01</text:p>
          </table:table-cell>
          <table:table-cell office:value-type="float" office:value="-59.88">
            <text:p>-59.88</text:p>
          </table:table-cell>
          <table:table-cell office:value-type="float" office:value="9930.0">
            <text:p>9930.0</text:p>
          </table:table-cell>
          <table:table-cell office:value-type="float" office:value="225.0">
            <text:p>2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0.1">
            <text:p>-40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Etal1989,VacchiEtal2018">
            <text:p>ScottEtal1989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TO-367">
            <text:p>TO-367</text:p>
          </table:table-cell>
          <table:table-cell office:value-type="float" office:value="43.85">
            <text:p>43.85</text:p>
          </table:table-cell>
          <table:table-cell office:value-type="float" office:value="-60.33">
            <text:p>-60.33</text:p>
          </table:table-cell>
          <table:table-cell office:value-type="float" office:value="9420.0">
            <text:p>9420.0</text:p>
          </table:table-cell>
          <table:table-cell office:value-type="float" office:value="90.0">
            <text:p>90.0</text:p>
          </table:table-cell>
          <table:table-cell office:value-type="string" office:value="peat fragments">
            <text:p>pea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50.5">
            <text:p>-50.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AmosMiller1990,VacchiEtal2018">
            <text:p>AmosMiller1990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TO-365">
            <text:p>TO-365</text:p>
          </table:table-cell>
          <table:table-cell office:value-type="float" office:value="43.85">
            <text:p>43.85</text:p>
          </table:table-cell>
          <table:table-cell office:value-type="float" office:value="-60.33">
            <text:p>-60.33</text:p>
          </table:table-cell>
          <table:table-cell office:value-type="float" office:value="10530.0">
            <text:p>10530.0</text:p>
          </table:table-cell>
          <table:table-cell office:value-type="float" office:value="110.0">
            <text:p>110.0</text:p>
          </table:table-cell>
          <table:table-cell office:value-type="string" office:value="peat fragments in sand">
            <text:p>peat fragments in sa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2.0">
            <text:p>-42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mosMiller1990,VacchiEtal2018">
            <text:p>AmosMiller1990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8157">
            <text:p>GX-8157</text:p>
          </table:table-cell>
          <table:table-cell office:value-type="float" office:value="43.93">
            <text:p>43.93</text:p>
          </table:table-cell>
          <table:table-cell office:value-type="float" office:value="-60.0">
            <text:p>-60.0</text:p>
          </table:table-cell>
          <table:table-cell office:value-type="float" office:value="4580.0">
            <text:p>4580.0</text:p>
          </table:table-cell>
          <table:table-cell office:value-type="float" office:value="250.0">
            <text:p>250.0</text:p>
          </table:table-cell>
          <table:table-cell office:value-type="string" office:value="detrital organic">
            <text:p>detrital organic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3.3">
            <text:p>-13.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cottEtal1984,VacchiEtal2018">
            <text:p>ScottEtal1984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8155">
            <text:p>GX-8155</text:p>
          </table:table-cell>
          <table:table-cell office:value-type="float" office:value="43.93">
            <text:p>43.93</text:p>
          </table:table-cell>
          <table:table-cell office:value-type="float" office:value="-60.0">
            <text:p>-60.0</text:p>
          </table:table-cell>
          <table:table-cell office:value-type="float" office:value="3915.0">
            <text:p>3915.0</text:p>
          </table:table-cell>
          <table:table-cell office:value-type="float" office:value="125.0">
            <text:p>125.0</text:p>
          </table:table-cell>
          <table:table-cell office:value-type="string" office:value="detrital organic">
            <text:p>detrital organic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9">
            <text:p>-1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cottEtal1984,VacchiEtal2018">
            <text:p>ScottEtal1984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8150">
            <text:p>GX-8150</text:p>
          </table:table-cell>
          <table:table-cell office:value-type="float" office:value="43.93">
            <text:p>43.93</text:p>
          </table:table-cell>
          <table:table-cell office:value-type="float" office:value="-60.0">
            <text:p>-60.0</text:p>
          </table:table-cell>
          <table:table-cell office:value-type="float" office:value="535.0">
            <text:p>535.0</text:p>
          </table:table-cell>
          <table:table-cell office:value-type="float" office:value="125.0">
            <text:p>125.0</text:p>
          </table:table-cell>
          <table:table-cell office:value-type="string" office:value="detrital organic">
            <text:p>detrital organic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cottEtal1984,VacchiEtal2018">
            <text:p>ScottEtal1984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RIDDL-1083">
            <text:p>RIDDL-1083</text:p>
          </table:table-cell>
          <table:table-cell office:value-type="float" office:value="43.99">
            <text:p>43.99</text:p>
          </table:table-cell>
          <table:table-cell office:value-type="float" office:value="-59.89">
            <text:p>-59.89</text:p>
          </table:table-cell>
          <table:table-cell office:value-type="float" office:value="7130.0">
            <text:p>7130.0</text:p>
          </table:table-cell>
          <table:table-cell office:value-type="float" office:value="120.0">
            <text:p>1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0.0">
            <text:p>-20.0</text:p>
          </table:table-cell>
          <table:table-cell office:value-type="float" office:value="35.0">
            <text:p>35.0</text:p>
          </table:table-cell>
          <table:table-cell office:value-type="float" office:value="-1.0">
            <text:p>-1.0</text:p>
          </table:table-cell>
          <table:table-cell office:value-type="float" office:value="-33.0">
            <text:p>-3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VacchiEtal2018,VacchiEtal2018">
            <text:p>VacchiEtal2018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13971">
            <text:p>GX-13971</text:p>
          </table:table-cell>
          <table:table-cell office:value-type="float" office:value="43.99">
            <text:p>43.99</text:p>
          </table:table-cell>
          <table:table-cell office:value-type="float" office:value="-59.89">
            <text:p>-59.89</text:p>
          </table:table-cell>
          <table:table-cell office:value-type="float" office:value="8445.0">
            <text:p>8445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4.9">
            <text:p>-34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Etal1989,VacchiEtal2018">
            <text:p>ScottEtal1989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